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adpis1" style:master-page-name="MP0" style:family="paragraph">
      <style:paragraph-properties fo:break-before="page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" style:parent-style-name="Odstavecseseznamem" style:family="paragraph"/>
    <style:style style:name="T3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4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5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6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7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8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9" style:parent-style-name="Odstavecseseznamem" style:family="paragraph">
      <style:text-properties style:font-name="Calibri" style:font-name-complex="Calibri" fo:font-size="11pt" style:font-size-asian="11pt" style:font-size-complex="11pt"/>
    </style:style>
    <style:style style:name="P10" style:parent-style-name="Odstavecseseznamem" style:family="paragraph"/>
    <style:style style:name="T11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2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13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4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15" style:parent-style-name="Odstavecseseznamem" style:family="paragraph">
      <style:text-properties style:font-name="Calibri" style:font-name-complex="Calibri" fo:font-size="11pt" style:font-size-asian="11pt" style:font-size-complex="11pt"/>
    </style:style>
    <style:style style:name="P16" style:parent-style-name="Odstavecseseznamem" style:family="paragraph">
      <style:text-properties style:font-name="Calibri" style:font-name-complex="Calibri" fo:font-size="11pt" style:font-size-asian="11pt" style:font-size-complex="11pt"/>
    </style:style>
    <style:style style:name="P17" style:parent-style-name="Odstavecseseznamem" style:family="paragraph"/>
    <style:style style:name="T18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19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20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21" style:parent-style-name="Odstavecseseznamem" style:family="paragraph"/>
    <style:style style:name="T22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23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24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25" style:parent-style-name="Odstavecseseznamem" style:family="paragraph"/>
    <style:style style:name="T26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27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28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29" style:parent-style-name="Odstavecseseznamem" style:family="paragraph"/>
    <style:style style:name="T30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31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32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33" style:parent-style-name="Odstavecseseznamem" style:family="paragraph"/>
    <style:style style:name="T34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35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36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37" style:parent-style-name="Standardnípísmoodstavce" style:family="text">
      <style:text-properties style:font-name="Calibri" style:font-name-complex="Calibri" fo:font-style="italic" style:font-style-asian="italic" fo:font-size="11pt" style:font-size-asian="11pt" style:font-size-complex="11pt"/>
    </style:style>
    <style:style style:name="T38" style:parent-style-name="Standardnípísmoodstavce" style:family="text">
      <style:text-properties style:font-name="Calibri" style:font-name-complex="Calibri" fo:font-style="italic" style:font-style-asian="italic" fo:font-size="11pt" style:font-size-asian="11pt" style:font-size-complex="11pt"/>
    </style:style>
    <style:style style:name="T39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40" style:parent-style-name="Standardnípísmoodstavce" style:family="text">
      <style:text-properties style:font-name="Calibri" style:font-name-complex="Calibri" fo:font-style="italic" style:font-style-asian="italic" fo:font-size="11pt" style:font-size-asian="11pt" style:font-size-complex="11pt"/>
    </style:style>
    <style:style style:name="T41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42" style:parent-style-name="Odstavecseseznamem" style:family="paragraph"/>
    <style:style style:name="T43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44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45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46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47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48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49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50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51" style:parent-style-name="Standard" style:family="paragraph">
      <style:paragraph-properties fo:line-height="115%"/>
      <style:text-properties style:font-name="Calibri" style:font-name-complex="Calibri" fo:font-size="11pt" style:font-size-asian="11pt" style:font-size-complex="11pt"/>
    </style:style>
    <style:style style:name="P52" style:parent-style-name="Standard" style:family="paragraph">
      <style:paragraph-properties fo:line-height="115%"/>
      <style:text-properties style:font-name="Calibri" style:font-name-complex="Calibri" fo:font-size="11pt" style:font-size-asian="11pt" style:font-size-complex="11pt"/>
    </style:style>
    <style:style style:name="P53" style:parent-style-name="Standard" style:family="paragraph">
      <style:paragraph-properties fo:line-height="115%"/>
      <style:text-properties style:font-name="Calibri" style:font-name-complex="Calibri" fo:font-size="11pt" style:font-size-asian="11pt" style:font-size-complex="11pt"/>
    </style:style>
    <style:style style:name="P54" style:parent-style-name="Standard" style:family="paragraph">
      <style:paragraph-properties fo:line-height="115%"/>
      <style:text-properties style:font-name="Calibri" style:font-name-complex="Calibri" fo:font-size="11pt" style:font-size-asian="11pt" style:font-size-complex="11pt"/>
    </style:style>
    <style:style style:name="P55" style:parent-style-name="Standard" style:family="paragraph">
      <style:paragraph-properties fo:line-height="115%"/>
    </style:style>
    <style:style style:name="T56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57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58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59" style:parent-style-name="Standard" style:family="paragraph">
      <style:paragraph-properties fo:line-height="115%"/>
    </style:style>
    <style:style style:name="T60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61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62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63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64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65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66" style:parent-style-name="Standard" style:family="paragraph">
      <style:paragraph-properties fo:line-height="115%"/>
    </style:style>
    <style:style style:name="T67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68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69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70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71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72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73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74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75" style:parent-style-name="Standard" style:family="paragraph">
      <style:paragraph-properties fo:line-height="115%"/>
    </style:style>
    <style:style style:name="T76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77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78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79" style:parent-style-name="Standard" style:family="paragraph">
      <style:paragraph-properties fo:line-height="115%"/>
      <style:text-properties style:font-name="Calibri" style:font-name-complex="Calibri" fo:font-size="11pt" style:font-size-asian="11pt" style:font-size-complex="11pt"/>
    </style:style>
    <style:style style:name="P80" style:parent-style-name="Standard" style:family="paragraph">
      <style:paragraph-properties fo:line-height="115%"/>
    </style:style>
    <style:style style:name="T81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82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83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84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85" style:parent-style-name="Standard" style:family="paragraph">
      <style:paragraph-properties fo:line-height="115%"/>
    </style:style>
    <style:style style:name="T86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87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88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89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90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91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92" style:parent-style-name="Standard" style:family="paragraph">
      <style:paragraph-properties fo:line-height="115%"/>
    </style:style>
    <style:style style:name="T93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94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95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96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97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98" style:parent-style-name="Standard" style:family="paragraph">
      <style:paragraph-properties fo:line-height="115%"/>
    </style:style>
    <style:style style:name="T99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00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101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02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103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04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105" style:parent-style-name="Standard" style:family="paragraph">
      <style:paragraph-properties fo:line-height="115%"/>
    </style:style>
    <style:style style:name="T106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07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108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09" style:parent-style-name="Standardnípísmoodstavce" style:family="text">
      <style:text-properties style:font-name="Calibri" style:font-name-complex="Calibri" fo:font-style="italic" style:font-style-asian="italic" fo:font-size="11pt" style:font-size-asian="11pt" style:font-size-complex="11pt"/>
    </style:style>
    <style:style style:name="T110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11" style:parent-style-name="Standardnípísmoodstavce" style:family="text">
      <style:text-properties style:font-name="Calibri" style:font-name-complex="Calibri" fo:font-style="italic" style:font-style-asian="italic" fo:font-size="11pt" style:font-size-asian="11pt" style:font-size-complex="11pt"/>
    </style:style>
    <style:style style:name="T112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13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114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15" style:parent-style-name="Standardnípísmoodstavce" style:family="text">
      <style:text-properties style:font-name="Calibri" style:font-name-complex="Calibri" fo:font-style="italic" style:font-style-asian="italic" fo:font-size="11pt" style:font-size-asian="11pt" style:font-size-complex="11pt"/>
    </style:style>
    <style:style style:name="T116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17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118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119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20" style:parent-style-name="Standardnípísmoodstavce" style:family="text">
      <style:text-properties style:font-name="Calibri" style:font-name-complex="Calibri" fo:font-style="italic" style:font-style-asian="italic" fo:font-size="11pt" style:font-size-asian="11pt" style:font-size-complex="11pt"/>
    </style:style>
    <style:style style:name="T121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22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123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124" style:parent-style-name="Standard" style:family="paragraph">
      <style:paragraph-properties fo:line-height="115%"/>
      <style:text-properties style:font-name="Calibri" style:font-name-complex="Calibri" fo:font-size="11pt" style:font-size-asian="11pt" style:font-size-complex="11pt"/>
    </style:style>
    <style:style style:name="P125" style:parent-style-name="Standard" style:family="paragraph">
      <style:paragraph-properties fo:line-height="115%"/>
      <style:text-properties style:font-name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26" style:parent-style-name="Standard" style:family="paragraph">
      <style:paragraph-properties fo:line-height="115%"/>
    </style:style>
    <style:style style:name="T127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28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129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130" style:parent-style-name="Standard" style:family="paragraph">
      <style:paragraph-properties fo:line-height="115%"/>
    </style:style>
    <style:style style:name="T131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32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133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34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135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36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137" style:parent-style-name="Standard" style:family="paragraph">
      <style:paragraph-properties fo:line-height="115%"/>
    </style:style>
    <style:style style:name="T138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39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140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41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142" style:parent-style-name="Standard" style:family="paragraph">
      <style:paragraph-properties fo:line-height="115%"/>
    </style:style>
    <style:style style:name="T143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44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145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46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147" style:parent-style-name="Standard" style:family="paragraph">
      <style:paragraph-properties fo:line-height="115%"/>
      <style:text-properties style:font-name="Calibri" style:font-name-complex="Calibri" fo:font-size="11pt" style:font-size-asian="11pt" style:font-size-complex="11pt"/>
    </style:style>
    <style:style style:name="P148" style:parent-style-name="Standard" style:family="paragraph">
      <style:paragraph-properties fo:line-height="115%"/>
    </style:style>
    <style:style style:name="T149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50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151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152" style:parent-style-name="Standard" style:family="paragraph">
      <style:paragraph-properties fo:line-height="115%"/>
    </style:style>
    <style:style style:name="T153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54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155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56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57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58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159" style:parent-style-name="Standard" style:family="paragraph">
      <style:paragraph-properties fo:line-height="115%"/>
      <style:text-properties style:font-name="Calibri" style:font-name-complex="Calibri" fo:font-weight="bold" style:font-weight-asian="bold" fo:font-size="11pt" style:font-size-asian="11pt" style:font-size-complex="11pt"/>
    </style:style>
    <style:style style:name="P160" style:parent-style-name="Standard" style:family="paragraph">
      <style:paragraph-properties fo:line-height="115%"/>
    </style:style>
    <style:style style:name="T161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P162" style:parent-style-name="Standard" style:family="paragraph">
      <style:paragraph-properties fo:line-height="115%"/>
    </style:style>
    <style:style style:name="T163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64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65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166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167" style:parent-style-name="Standard" style:family="paragraph">
      <style:paragraph-properties fo:line-height="115%"/>
    </style:style>
    <style:style style:name="T168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69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170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71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172" style:parent-style-name="Standard" style:family="paragraph">
      <style:paragraph-properties fo:line-height="115%"/>
    </style:style>
    <style:style style:name="T173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74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175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76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177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178" style:parent-style-name="Standard" style:family="paragraph">
      <style:paragraph-properties fo:line-height="115%"/>
    </style:style>
    <style:style style:name="T179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80" style:parent-style-name="Standardnípísmoodstavce" style:family="text">
      <style:text-properties style:font-name="Calibri" style:font-name-complex="Calibri" fo:font-style="italic" style:font-style-asian="italic" fo:font-size="11pt" style:font-size-asian="11pt" style:font-size-complex="11pt"/>
    </style:style>
    <style:style style:name="T181" style:parent-style-name="Standardnípísmoodstavce" style:family="text">
      <style:text-properties style:font-name="Calibri" style:font-name-complex="Calibri" fo:font-style="italic" style:font-style-asian="italic" fo:font-size="11pt" style:font-size-asian="11pt" style:font-size-complex="11pt"/>
    </style:style>
    <style:style style:name="T182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183" style:parent-style-name="Standard" style:family="paragraph">
      <style:paragraph-properties fo:line-height="115%"/>
    </style:style>
    <style:style style:name="T184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85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86" style:parent-style-name="Standardnípísmoodstavce" style:family="text">
      <style:text-properties style:font-name="Calibri" style:font-name-complex="Calibri" fo:font-style="italic" style:font-style-asian="italic" fo:font-size="11pt" style:font-size-asian="11pt" style:font-size-complex="11pt"/>
    </style:style>
    <style:style style:name="T187" style:parent-style-name="Standardnípísmoodstavce" style:family="text">
      <style:text-properties style:font-name="Calibri" style:font-name-complex="Calibri" fo:font-style="italic" style:font-style-asian="italic" fo:font-size="11pt" style:font-size-asian="11pt" style:font-size-complex="11pt"/>
    </style:style>
    <style:style style:name="T188" style:parent-style-name="Standardnípísmoodstavce" style:family="text">
      <style:text-properties style:font-name="Calibri" style:font-name-complex="Calibri" fo:font-style="italic" style:font-style-asian="italic" fo:font-size="11pt" style:font-size-asian="11pt" style:font-size-complex="11pt"/>
    </style:style>
    <style:style style:name="T189" style:parent-style-name="Standardnípísmoodstavce" style:family="text">
      <style:text-properties style:font-name="Calibri" style:font-name-complex="Calibri" fo:font-style="italic" style:font-style-asian="italic" fo:font-size="11pt" style:font-size-asian="11pt" style:font-size-complex="11pt"/>
    </style:style>
    <style:style style:name="T190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191" style:parent-style-name="Standard" style:family="paragraph">
      <style:paragraph-properties fo:text-align="justify" fo:line-height="115%"/>
    </style:style>
    <style:style style:name="T192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93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194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95" style:parent-style-name="Standardnípísmoodstavce" style:family="text">
      <style:text-properties style:font-name="Calibri" style:font-name-complex="Calibri" fo:font-style="italic" style:font-style-asian="italic" fo:font-size="11pt" style:font-size-asian="11pt" style:font-size-complex="11pt"/>
    </style:style>
    <style:style style:name="T196" style:parent-style-name="Standardnípísmoodstavce" style:family="text">
      <style:text-properties style:font-name="Calibri" style:font-name-complex="Calibri" fo:font-style="italic" style:font-style-asian="italic" fo:font-size="11pt" style:font-size-asian="11pt" style:font-size-complex="11pt"/>
    </style:style>
    <style:style style:name="T197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98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199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200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201" style:parent-style-name="Standardnípísmoodstavce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202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203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T204" style:parent-style-name="Standardnípísmoodstavce" style:family="text">
      <style:text-properties style:font-name="Calibri" style:font-name-complex="Calibri" fo:font-size="11pt" style:font-size-asian="11pt" style:font-size-complex="11pt"/>
    </style:style>
    <style:style style:name="P205" style:parent-style-name="Standard" style:family="paragraph">
      <style:paragraph-properties fo:text-align="justify" fo:line-height="115%"/>
      <style:text-properties style:font-name="Calibri" style:font-name-complex="Calibri" fo:font-size="11pt" style:font-size-asian="11pt" style:font-size-complex="11pt"/>
    </style:style>
    <style:style style:name="P206" style:parent-style-name="Odstavecseseznamem" style:family="paragraph">
      <style:paragraph-properties fo:widows="2" fo:orphans="2" style:vertical-align="auto" fo:margin-bottom="0.1111in" fo:line-height="107%"/>
      <style:text-properties fo:hyphenate="true"/>
    </style:style>
    <style:style style:name="T207" style:parent-style-name="Standardnípísmoodstavce" style:family="text">
      <style:text-properties fo:font-size="11pt" style:font-size-asian="11pt" style:font-size-complex="11pt"/>
    </style:style>
    <style:style style:name="T208" style:parent-style-name="Standardnípísmoodstavce" style:family="text">
      <style:text-properties fo:font-weight="bold" style:font-weight-asian="bold" fo:font-size="11pt" style:font-size-asian="11pt" style:font-size-complex="11pt"/>
    </style:style>
    <style:style style:name="T209" style:parent-style-name="Standardnípísmoodstavce" style:family="text">
      <style:text-properties fo:font-size="11pt" style:font-size-asian="11pt" style:font-size-complex="11pt"/>
    </style:style>
    <style:style style:name="P210" style:parent-style-name="Odstavecseseznamem" style:family="paragraph">
      <style:paragraph-properties fo:widows="2" fo:orphans="2" style:vertical-align="auto" fo:margin-bottom="0.1111in" fo:line-height="107%"/>
      <style:text-properties fo:hyphenate="true"/>
    </style:style>
    <style:style style:name="T211" style:parent-style-name="Standardnípísmoodstavce" style:family="text">
      <style:text-properties fo:font-size="11pt" style:font-size-asian="11pt" style:font-size-complex="11pt"/>
    </style:style>
    <style:style style:name="T212" style:parent-style-name="Standardnípísmoodstavce" style:family="text">
      <style:text-properties fo:font-weight="bold" style:font-weight-asian="bold" fo:font-size="11pt" style:font-size-asian="11pt" style:font-size-complex="11pt"/>
    </style:style>
    <style:style style:name="T213" style:parent-style-name="Standardnípísmoodstavce" style:family="text">
      <style:text-properties fo:font-size="11pt" style:font-size-asian="11pt" style:font-size-complex="11pt"/>
    </style:style>
    <style:style style:name="P214" style:parent-style-name="Odstavecseseznamem" style:family="paragraph">
      <style:paragraph-properties fo:widows="2" fo:orphans="2" style:vertical-align="auto" fo:margin-bottom="0.1111in" fo:line-height="107%"/>
      <style:text-properties fo:font-size="11pt" style:font-size-asian="11pt" style:font-size-complex="11pt" fo:hyphenate="true"/>
    </style:style>
    <style:style style:name="P215" style:parent-style-name="Odstavecseseznamem" style:family="paragraph">
      <style:paragraph-properties fo:widows="2" fo:orphans="2" style:vertical-align="auto" fo:margin-bottom="0.1111in" fo:line-height="107%"/>
      <style:text-properties fo:font-size="11pt" style:font-size-asian="11pt" style:font-size-complex="11pt" fo:hyphenate="true"/>
    </style:style>
    <style:style style:name="P216" style:parent-style-name="Odstavecseseznamem" style:family="paragraph">
      <style:paragraph-properties fo:widows="2" fo:orphans="2" style:vertical-align="auto" fo:margin-bottom="0.1111in" fo:line-height="107%"/>
      <style:text-properties fo:hyphenate="true"/>
    </style:style>
    <style:style style:name="T217" style:parent-style-name="Standardnípísmoodstavce" style:family="text">
      <style:text-properties fo:font-size="11pt" style:font-size-asian="11pt" style:font-size-complex="11pt"/>
    </style:style>
    <style:style style:name="T218" style:parent-style-name="Standardnípísmoodstavce" style:family="text">
      <style:text-properties fo:font-weight="bold" style:font-weight-asian="bold" fo:font-size="11pt" style:font-size-asian="11pt" style:font-size-complex="11pt"/>
    </style:style>
    <style:style style:name="T219" style:parent-style-name="Standardnípísmoodstavce" style:family="text">
      <style:text-properties fo:font-size="11pt" style:font-size-asian="11pt" style:font-size-complex="11pt"/>
    </style:style>
    <style:style style:name="T220" style:parent-style-name="Standardnípísmoodstavce" style:family="text">
      <style:text-properties fo:font-weight="bold" style:font-weight-asian="bold" fo:font-size="11pt" style:font-size-asian="11pt" style:font-size-complex="11pt"/>
    </style:style>
    <style:style style:name="P221" style:parent-style-name="Odstavecseseznamem" style:family="paragraph">
      <style:paragraph-properties fo:widows="2" fo:orphans="2" style:vertical-align="auto" fo:margin-bottom="0.1111in" fo:line-height="107%"/>
      <style:text-properties fo:font-size="11pt" style:font-size-asian="11pt" style:font-size-complex="11pt" fo:hyphenate="true"/>
    </style:style>
    <style:style style:name="P222" style:parent-style-name="Odstavecseseznamem" style:family="paragraph">
      <style:paragraph-properties fo:widows="2" fo:orphans="2" style:vertical-align="auto" fo:margin-bottom="0.1111in" fo:line-height="107%"/>
      <style:text-properties fo:font-size="11pt" style:font-size-asian="11pt" style:font-size-complex="11pt" fo:hyphenate="true"/>
    </style:style>
    <style:style style:name="P223" style:parent-style-name="Odstavecseseznamem" style:family="paragraph">
      <style:paragraph-properties fo:widows="2" fo:orphans="2" style:vertical-align="auto" fo:margin-bottom="0.1111in" fo:line-height="107%"/>
      <style:text-properties fo:font-size="11pt" style:font-size-asian="11pt" style:font-size-complex="11pt" fo:hyphenate="true"/>
    </style:style>
    <style:style style:name="P224" style:parent-style-name="Odstavecseseznamem" style:family="paragraph">
      <style:paragraph-properties fo:widows="2" fo:orphans="2" style:vertical-align="auto" fo:margin-bottom="0.1111in" fo:line-height="107%"/>
      <style:text-properties fo:hyphenate="true"/>
    </style:style>
    <style:style style:name="T225" style:parent-style-name="Standardnípísmoodstavce" style:family="text">
      <style:text-properties fo:font-size="11pt" style:font-size-asian="11pt" style:font-size-complex="11pt"/>
    </style:style>
    <style:style style:name="T226" style:parent-style-name="Standardnípísmoodstavce" style:family="text">
      <style:text-properties fo:font-weight="bold" style:font-weight-asian="bold" fo:font-size="11pt" style:font-size-asian="11pt" style:font-size-complex="11pt"/>
    </style:style>
    <style:style style:name="T227" style:parent-style-name="Standardnípísmoodstavce" style:family="text">
      <style:text-properties fo:font-weight="bold" style:font-weight-asian="bold" fo:font-style="italic" style:font-style-asian="italic" fo:font-size="11pt" style:font-size-asian="11pt" style:font-size-complex="11pt"/>
    </style:style>
    <style:style style:name="P228" style:parent-style-name="Odstavecseseznamem" style:family="paragraph">
      <style:paragraph-properties fo:widows="2" fo:orphans="2" style:vertical-align="auto" fo:margin-bottom="0.1111in" fo:line-height="107%"/>
      <style:text-properties fo:hyphenate="true"/>
    </style:style>
    <style:style style:name="T229" style:parent-style-name="Standardnípísmoodstavce" style:family="text">
      <style:text-properties fo:font-weight="bold" style:font-weight-asian="bold" fo:font-size="11pt" style:font-size-asian="11pt" style:font-size-complex="11pt"/>
    </style:style>
    <style:style style:name="T230" style:parent-style-name="Standardnípísmoodstavce" style:family="text">
      <style:text-properties fo:font-weight="bold" style:font-weight-asian="bold" fo:font-size="11pt" style:font-size-asian="11pt" style:font-size-complex="11pt"/>
    </style:style>
    <style:style style:name="T231" style:parent-style-name="Standardnípísmoodstavce" style:family="text">
      <style:text-properties fo:font-size="11pt" style:font-size-asian="11pt" style:font-size-complex="11pt"/>
    </style:style>
    <style:style style:name="P232" style:parent-style-name="Odstavecseseznamem" style:family="paragraph">
      <style:paragraph-properties fo:widows="2" fo:orphans="2" style:vertical-align="auto" fo:margin-bottom="0.1111in" fo:line-height="107%"/>
      <style:text-properties fo:hyphenate="true"/>
    </style:style>
    <style:style style:name="T233" style:parent-style-name="Standardnípísmoodstavce" style:family="text">
      <style:text-properties fo:font-size="11pt" style:font-size-asian="11pt" style:font-size-complex="11pt"/>
    </style:style>
    <style:style style:name="T234" style:parent-style-name="Standardnípísmoodstavce" style:family="text">
      <style:text-properties fo:font-style="italic" style:font-style-asian="italic" fo:font-size="11pt" style:font-size-asian="11pt" style:font-size-complex="11pt"/>
    </style:style>
    <style:style style:name="T235" style:parent-style-name="Standardnípísmoodstavce" style:family="text">
      <style:text-properties fo:font-size="11pt" style:font-size-asian="11pt" style:font-size-complex="11pt"/>
    </style:style>
    <style:style style:name="T236" style:parent-style-name="Standardnípísmoodstavce" style:family="text">
      <style:text-properties fo:font-weight="bold" style:font-weight-asian="bold" fo:font-size="11pt" style:font-size-asian="11pt" style:font-size-complex="11pt"/>
    </style:style>
    <style:style style:name="T237" style:parent-style-name="Standardnípísmoodstavce" style:family="text">
      <style:text-properties fo:font-size="11pt" style:font-size-asian="11pt" style:font-size-complex="11pt"/>
    </style:style>
    <style:style style:name="T238" style:parent-style-name="Standardnípísmoodstavce" style:family="text">
      <style:text-properties fo:font-style="italic" style:font-style-asian="italic" fo:font-size="11pt" style:font-size-asian="11pt" style:font-size-complex="11pt"/>
    </style:style>
    <style:style style:name="P239" style:parent-style-name="Odstavecseseznamem" style:family="paragraph">
      <style:paragraph-properties fo:widows="2" fo:orphans="2" style:vertical-align="auto" fo:margin-bottom="0.1111in" fo:line-height="107%"/>
      <style:text-properties fo:hyphenate="true"/>
    </style:style>
    <style:style style:name="T240" style:parent-style-name="Standardnípísmoodstavce" style:family="text">
      <style:text-properties fo:font-weight="bold" style:font-weight-asian="bold" fo:font-size="11pt" style:font-size-asian="11pt" style:font-size-complex="11pt"/>
    </style:style>
    <style:style style:name="T241" style:parent-style-name="Standardnípísmoodstavce" style:family="text">
      <style:text-properties fo:font-size="11pt" style:font-size-asian="11pt" style:font-size-complex="11pt"/>
    </style:style>
    <style:style style:name="T242" style:parent-style-name="Standardnípísmoodstavce" style:family="text">
      <style:text-properties fo:font-weight="bold" style:font-weight-asian="bold" fo:font-size="11pt" style:font-size-asian="11pt" style:font-size-complex="11pt"/>
    </style:style>
    <style:style style:name="T243" style:parent-style-name="Standardnípísmoodstavce" style:family="text">
      <style:text-properties fo:font-size="11pt" style:font-size-asian="11pt" style:font-size-complex="11pt"/>
    </style:style>
    <style:style style:name="P244" style:parent-style-name="Odstavecseseznamem" style:family="paragraph">
      <style:paragraph-properties fo:widows="2" fo:orphans="2" style:vertical-align="auto" fo:margin-bottom="0.1111in" fo:line-height="107%"/>
      <style:text-properties fo:hyphenate="true"/>
    </style:style>
    <style:style style:name="T245" style:parent-style-name="Standardnípísmoodstavce" style:family="text">
      <style:text-properties fo:font-weight="bold" style:font-weight-asian="bold" fo:font-size="11pt" style:font-size-asian="11pt" style:font-size-complex="11pt"/>
    </style:style>
    <style:style style:name="T246" style:parent-style-name="Standardnípísmoodstavce" style:family="text">
      <style:text-properties fo:font-size="11pt" style:font-size-asian="11pt" style:font-size-complex="11pt"/>
    </style:style>
    <style:style style:name="T247" style:parent-style-name="Standardnípísmoodstavce" style:family="text">
      <style:text-properties fo:font-weight="bold" style:font-weight-asian="bold" fo:font-size="11pt" style:font-size-asian="11pt" style:font-size-complex="11pt"/>
    </style:style>
    <style:style style:name="T248" style:parent-style-name="Standardnípísmoodstavce" style:family="text">
      <style:text-properties fo:font-size="11pt" style:font-size-asian="11pt" style:font-size-complex="11pt"/>
    </style:style>
    <style:style style:name="P249" style:parent-style-name="Odstavecseseznamem" style:family="paragraph">
      <style:paragraph-properties fo:widows="2" fo:orphans="2" style:vertical-align="auto" fo:margin-bottom="0.1111in" fo:line-height="107%"/>
      <style:text-properties fo:hyphenate="true"/>
    </style:style>
    <style:style style:name="T250" style:parent-style-name="Standardnípísmoodstavce" style:family="text">
      <style:text-properties fo:font-weight="bold" style:font-weight-asian="bold" fo:font-size="11pt" style:font-size-asian="11pt" style:font-size-complex="11pt"/>
    </style:style>
    <style:style style:name="T251" style:parent-style-name="Standardnípísmoodstavce" style:family="text">
      <style:text-properties fo:font-size="11pt" style:font-size-asian="11pt" style:font-size-complex="11pt"/>
    </style:style>
  </office:automatic-styles>
  <office:body>
    <office:text text:use-soft-page-breaks="true">
      <text:h text:style-name="P1" text:outline-level="1">8. Paměti ze dvou stran baroka: Mikuláš Dačický, František Vavák</text:h>
      <text:h text:style-name="Nadpis2" text:outline-level="2">Historicko-společenský kontext:</text:h>
      <text:list text:style-name="LFO1" text:continue-numbering="true">
        <text:list-item>
          <text:p text:style-name="P2"><text:span text:style-name="T3">2. polovina 16. století bývá nazývána<text:s/></text:span><text:span text:style-name="T4">„zlatým věkem české literatury“</text:span><text:span text:style-name="T5"><text:s/>kvůli<text:s/></text:span><text:span text:style-name="T6">jazykové<text:s/></text:span><text:span text:style-name="T7">kvalitě</text:span><text:span text:style-name="T8">.</text:span></text:p>
        </text:list-item>
        <text:list-item>
          <text:p text:style-name="P9">Pokračuje demokratizace kultury, rozvoj naukové literatury. Krásná literatura nedosahuje tak vysoké úrovně jako nauková.<text:s/></text:p>
        </text:list-item>
        <text:list-item>
          <text:p text:style-name="P10"><text:span text:style-name="T11">Významným autorem této doby byl<text:s/></text:span><text:span text:style-name="T12">Daniel Adam z Veleslavína</text:span><text:span text:style-name="T13">- tiskař, překladatel, profesor historie. Seskupil kolem sebe spisov</text:span><text:span text:style-name="T14">atelskou skupinu.</text:span></text:p>
        </text:list-item>
        <text:list-item>
          <text:p text:style-name="P15">Snažil se popularizovat humanistickou vzdělanost, povznést mravní život a vlastenecké cítění, ale i hospodářskou úroveň svých čtenářů, především měšťanů.</text:p>
        </text:list-item>
        <text:list-item>
          <text:p text:style-name="P16">Vydávané spisy jazykově upravoval <text:s/>a přispěl tak ke zvýšení jazykové kultury.</text:p>
        </text:list-item>
        <text:list-item>
          <text:p text:style-name="P17"><text:span text:style-name="T18">Latins</text:span><text:span text:style-name="T19">ká tvorba</text:span><text:span text:style-name="T20"><text:s/>nadále ustupuje do pozadí, přestože se stále může pochlubit osobnostmi jako: Jan Kampanus Vodňanský (hra Bretislaus), Pavel Jizbice, Jan Chorinnus. Mecenášem latinské tvorby byl Jan st. Hodějovský z Hodějova.</text:span></text:p>
        </text:list-item>
        <text:list-item>
          <text:p text:style-name="P21"><text:span text:style-name="T22">Vědecká literatura</text:span><text:span text:style-name="T23"><text:s/>se soustřeďuje hla</text:span><text:span text:style-name="T24">vně kolem Karlovy univerzity, např. lékař a matematik Tadeáš Hájek z Hájku, lékař a filozof Jan Jesenský atd.</text:span></text:p>
        </text:list-item>
        <text:list-item>
          <text:p text:style-name="P25"><text:span text:style-name="T26">Dějepisectví</text:span><text:span text:style-name="T27"><text:s/>stálo tehdy v popředí vzdělanostních snah a obohacovalo se i o nové druhy – historické kalendáře, rodopisná díla (např. rožmberského<text:s/></text:span><text:span text:style-name="T28">archiváře Václava Březana), o historickou publicistiku a o memoáry.</text:span></text:p>
        </text:list-item>
        <text:list-item>
          <text:p text:style-name="P29"><text:span text:style-name="T30">Tvorba se také vracela k </text:span><text:span text:style-name="T31">oživování Husovy památky</text:span><text:span text:style-name="T32"><text:s/>a nechyběly ani útoky na jezuity.</text:span></text:p>
        </text:list-item>
        <text:list-item>
          <text:p text:style-name="P33"><text:span text:style-name="T34">Píše se i<text:s/></text:span><text:span text:style-name="T35">cestopisná próza</text:span><text:span text:style-name="T36">, např. Kryštof Harant z Polžic a Bezdružic (</text:span><text:span text:style-name="T37">Cesta z království českého do Ben</text:span><text:span text:style-name="T38">átek, odtud…do země svaté)</text:span><text:span text:style-name="T39"><text:s/>a Václav Vratislav z Mitrovic<text:s/></text:span><text:span text:style-name="T40">(Paměti)</text:span><text:span text:style-name="T41"><text:s/>z cesty do Cařihradu.</text:span></text:p>
        </text:list-item>
        <text:list-item>
          <text:p text:style-name="P42"><text:span text:style-name="T43">Rozvoj národní kultury byl<text:s/></text:span><text:span text:style-name="T44">přerušen protihabsburským stavovským povstáním r. 1618</text:span><text:span text:style-name="T45">.</text:span><text:span text:style-name="T46"><text:tab/></text:span><text:span text:style-name="T47"><text:tab/></text:span><text:span text:style-name="T48"><text:tab/></text:span><text:span text:style-name="T49"><text:tab/></text:span><text:span text:style-name="T50"><text:tab/></text:span></text:p>
        </text:list-item>
      </text:list>
      <text:h text:style-name="Nadpis2" text:outline-level="2">Mikuláš Dačický z Heslova</text:h>
      <text:list text:style-name="LFO2" text:continue-numbering="true">
        <text:list-item>
          <text:p text:style-name="P51">Narozen 23. prosince 1555 v Kutné Hoře, zemřel 25. září 1626 v Kutné Hoře, český spisovatel a šlechtic</text:p>
        </text:list-item>
        <text:list-item>
          <text:p text:style-name="P52">Pocházel z rodu erbovních měšťanů Dačických z Heslova.<text:s/></text:p>
        </text:list-item>
        <text:list-item>
          <text:p text:style-name="P53">P. Hapka zhudebnil jeho verše o paní Pejše.</text:p>
        </text:list-item>
        <text:list-item>
          <text:p text:style-name="P54">V mládí byl poslán na výchovu do Kladrubského kláštera k opatu Wronovi, ale není známo, co a jak se tam naučil.</text:p>
        </text:list-item>
        <text:list-item>
          <text:p text:style-name="P55"><text:span text:style-name="T56">V patnácti letech, po smrti otce, se vrátil do Kutné Hory. Nevykonával žádné řemeslo, ale<text:s/></text:span><text:span text:style-name="T57">žil z velkého dědictví</text:span><text:span text:style-name="T58">, které mu zanechal otec.</text:span></text:p>
        </text:list-item>
        <text:list-item>
          <text:p text:style-name="P59"><text:span text:style-name="T60">Vedl velice<text:s/></text:span><text:span text:style-name="T61">bouřlivý život</text:span><text:span text:style-name="T62">, strávil většinu času v krčmách u poháru s vínem. Kutnohorští nešetří stížnostmi a<text:s/></text:span><text:span text:style-name="T63">Mikuláš Dačický byl i<text:s/></text:span><text:span text:style-name="T64">několikrát trestán vězením</text:span><text:span text:style-name="T65"><text:s/>- nicméně i v šatlavě s přáteli hodoval a pil a rušil noční klid.</text:span></text:p>
        </text:list-item>
        <text:list-item>
          <text:p text:style-name="P66"><text:span text:style-name="T67">V roce 1582 se v krčmě U Svobodů<text:s/></text:span><text:span text:style-name="T68">střetl v souboji s Felixem Novohradským z Kolovrat</text:span><text:span text:style-name="T69"><text:s/>- Dačický svého soka v souboji<text:s/></text:span><text:span text:style-name="T70">zabil</text:span><text:span text:style-name="T71"><text:s/>a několik následujíc</text:span><text:span text:style-name="T72">ích let<text:s/></text:span><text:span text:style-name="T73">strávil ve vězení a soudními jednáními</text:span><text:span text:style-name="T74">.</text:span></text:p>
        </text:list-item>
        <text:list-item>
          <text:p text:style-name="P75"><text:span text:style-name="T76">Nakonec byl spor s vdovou po Novohradském<text:s/></text:span><text:span text:style-name="T77">urovnán smírem</text:span><text:span text:style-name="T78"><text:s/>a pokutou 125 kop grošů.</text:span></text:p>
        </text:list-item>
        <text:list-item>
          <text:p text:style-name="P79">V roce 1590 se oženil s Alžbětou Mládkovou, toto manželství trvalo přesně dvacet let. Potomků Dačický neměl.</text:p>
        </text:list-item>
        <text:list-item>
          <text:p text:style-name="P80"><text:span text:style-name="T81">Ke konci života z</text:span><text:span text:style-name="T82">ačaly Dačickému<text:s/></text:span><text:span text:style-name="T83">docházet peníze</text:span><text:span text:style-name="T84"><text:s/>- jednak vinou dlouhotrvajících soudů ohledně souboje s Novohradským, jednak i samotným úpadkem dolování stříbra v Kutné Hoře.</text:span></text:p>
        </text:list-item>
        <text:list-item>
          <text:p text:style-name="P85"><text:span text:style-name="T86">I přes bouřlivý život<text:s/></text:span><text:span text:style-name="T87">navázal na rodovou kroniku</text:span><text:span text:style-name="T88"><text:s/>a stal se tak jejím<text:s/></text:span><text:span text:style-name="T89">nejznámějším a nejpilnějším<text:s/></text:span><text:span text:style-name="T90">autorem</text:span><text:span text:style-name="T91"><text:s/>- proto je jí přisouzeno i jeho jméno (Paměti Mikuláše Dačického z Heslova).</text:span></text:p>
        </text:list-item>
        <text:list-item>
          <text:p text:style-name="P92"><text:span text:style-name="T93">Tuto<text:s/></text:span><text:span text:style-name="T94">kvalitní měšťanskou kroniku začal sepisovat již jeho pradědeček</text:span><text:span text:style-name="T95">, Bartoš z Práchňan. Dalšími nejvýznamnějšími autory byli Mikuláš z Práchňan a Ondřej Dačický. Mikuláš<text:s/></text:span><text:span text:style-name="T96">Dačický zápisy svých<text:s/></text:span><text:soft-page-break/><text:span text:style-name="T97">předků pročistil, upravil a nově seřadil a vtiskl celé kronice svůj osobitý styl.</text:span></text:p>
        </text:list-item>
        <text:list-item>
          <text:p text:style-name="P98"><text:span text:style-name="T99">Je uváděn jako spisovatel, který zaznamenal mnoho informací<text:s/></text:span><text:span text:style-name="T100">o mysliveckých poměrech</text:span><text:span text:style-name="T101"><text:s/>ve své době. Tyto pravděpodobně<text:s/></text:span><text:span text:style-name="T102">nikdy nebyly vydány tiskem</text:span><text:span text:style-name="T103"><text:s/>a jsou uch</text:span><text:span text:style-name="T104">ovány jen jako spisky a poznámky v archívech.</text:span></text:p>
        </text:list-item>
        <text:list-item>
          <text:p text:style-name="P105"><text:span text:style-name="T106">Jeho život se stal<text:s/></text:span><text:span text:style-name="T107">inspirací pro mnohé další pozdější umělce</text:span><text:span text:style-name="T108">. Stal se hlavní postavou her<text:s/></text:span><text:span text:style-name="T109">Zvíkovský rarášek</text:span><text:span text:style-name="T110"><text:s/>a<text:s/></text:span><text:span text:style-name="T111">Paní mincmistrová</text:span><text:span text:style-name="T112"><text:s/></text:span><text:span text:style-name="T113">Ladislava Stroupežnického</text:span><text:span text:style-name="T114">,<text:s/></text:span><text:span text:style-name="T115">Žena nejsou housle, abys pohráv na stěnu je zavěsil</text:span><text:span text:style-name="T116"><text:s/></text:span><text:span text:style-name="T117">Lad</text:span><text:span text:style-name="T118">islava Kadlece</text:span><text:span text:style-name="T119"><text:s/>a filmu<text:s/></text:span><text:span text:style-name="T120">Cech panen kutnohorských</text:span><text:span text:style-name="T121"><text:s/></text:span><text:span text:style-name="T122">Otakara Vávry</text:span><text:span text:style-name="T123">.</text:span></text:p>
        </text:list-item>
        <text:list-item>
          <text:p text:style-name="P124">Postava Mikuláše Dačického je i dnes značně rozporuplná. Někteří v něm vidí pouze opilce a rváče, jiní v něm vidí znamenitého kronikáře, jiní básníka a jiní bojovníka proti špatnosti a českého<text:s/>patriota.</text:p>
        </text:list-item>
      </text:list>
      <text:p text:style-name="P125"/>
      <text:h text:style-name="Nadpis2" text:outline-level="2">Paměti Mikuláše Dačického z Heslova</text:h>
      <text:list text:style-name="LFO3" text:continue-numbering="true">
        <text:list-item>
          <text:p text:style-name="P126"><text:span text:style-name="T127">V Pamětech Dačického jsou<text:s/></text:span><text:span text:style-name="T128">uvedeny záznamy a zprávy týkající se života autora</text:span><text:span text:style-name="T129">.</text:span></text:p>
        </text:list-item>
        <text:list-item>
          <text:p text:style-name="P130"><text:span text:style-name="T131">Kromě zprávy o<text:s/></text:span><text:span text:style-name="T132">zabití pana Šťastného Novohradského z Kolovrat</text:span><text:span text:style-name="T133"><text:s/>a o<text:s/></text:span><text:span text:style-name="T134">soudní dohře</text:span><text:span text:style-name="T135"><text:s/>týkají se ostatní většinou rodových a majetkových<text:s/></text:span><text:span text:style-name="T136">věcí.</text:span></text:p>
        </text:list-item>
        <text:list-item>
          <text:p text:style-name="P137"><text:span text:style-name="T138">V Pamětech se střídají<text:s/></text:span><text:span text:style-name="T139">různé zprávy</text:span><text:span text:style-name="T140">. Jsou tu záznamy o přírodních jevech, rvačkách a soudech, ženitbách a rozvodech, nemocích, neštěstích a zločinech, jsou tu směšné historky i dramata ve zkratkách, ale především zprávy popisující život hornického mě</text:span><text:span text:style-name="T141">sta. Dačický tu podává svědectví k historii dolování a mincování.<text:s/></text:span></text:p>
        </text:list-item>
        <text:list-item>
          <text:p text:style-name="P142"><text:span text:style-name="T143">Dačický hlavně<text:s/></text:span><text:span text:style-name="T144">ukazuje na zlodějské počínání horních úředníků a různých komisařů</text:span><text:span text:style-name="T145">, zle pronásleduje svými žalobami nepoctivost cizinců, kteří přicházeli do Kutné Hory k úřadům chudí a odcház</text:span><text:span text:style-name="T146">eli bohatí</text:span></text:p>
        </text:list-item>
        <text:list-item>
          <text:p text:style-name="P147">I havíři se stavěli proti takovému jednání cizinců, ale byli stíháni vrchností a trestáni.</text:p>
        </text:list-item>
        <text:list-item>
          <text:p text:style-name="P148"><text:span text:style-name="T149">V Pamětech také nalezneme záznamy<text:s/></text:span><text:span text:style-name="T150">o morových ranách</text:span><text:span text:style-name="T151">.</text:span></text:p>
        </text:list-item>
        <text:list-item>
          <text:p text:style-name="P152"><text:span text:style-name="T153">Dačický<text:s/></text:span><text:span text:style-name="T154">nezůstává jen u pozorování situace doma</text:span><text:span text:style-name="T155">, ale popisuje situaci v celém českém království a zvl</text:span><text:span text:style-name="T156">áště sleduje důsledky povstání českých stavů a potom i Bílé hory.</text:span><text:span text:style-name="T157"><text:line-break/></text:span><text:span text:style-name="T158">Paměti jsou rozděleny do dvou částí a ty pak jsou ještě vymezeny desetiletími.</text:span></text:p>
          <text:list text:continue-numbering="true">
            <text:list-item>
              <text:p text:style-name="P159">I. Paměti předků Mikuláše Dačického z let 1470-1570</text:p>
            </text:list-item>
            <text:list-item>
              <text:p text:style-name="P160"><text:span text:style-name="T161">II. Vlastní paměti Mikuláše Dačického z let 1570-1626</text:span></text:p>
            </text:list-item>
          </text:list>
        </text:list-item>
        <text:list-item>
          <text:p text:style-name="P162"><text:span text:style-name="T163">Pamět</text:span><text:span text:style-name="T164">i<text:s/></text:span><text:span text:style-name="T165">začínají vpádem uherského krále Matyáše do Čech v roce 1470</text:span><text:span text:style-name="T166">, který byl vyhnán českým králem Jiřím z Poděbrad, jenž následně umírá v roce 1471.<text:s/></text:span></text:p>
        </text:list-item>
        <text:list-item>
          <text:p text:style-name="P167"><text:span text:style-name="T168">Hlavní zájem Dačického bylo<text:s/></text:span><text:span text:style-name="T169">popisovat události v okolí Kutné Hory, kde žil</text:span><text:span text:style-name="T170">. Dále jsou zaznamenány Havířské nep</text:span><text:span text:style-name="T171">okoje v letech 1494-1495.</text:span></text:p>
        </text:list-item>
        <text:list-item>
          <text:p text:style-name="P172"><text:span text:style-name="T173">Kromě událostí politických se v Pamětech vyskytují záznamy<text:s/></text:span><text:span text:style-name="T174">o rodině Dačických</text:span><text:span text:style-name="T175"><text:s/>nebo o jejich<text:s/></text:span><text:span text:style-name="T176">sousedech či jiných lidech z Kutné Hory</text:span><text:span text:style-name="T177">.</text:span></text:p>
        </text:list-item>
        <text:list-item>
          <text:p text:style-name="P178"><text:span text:style-name="T179">Z roku 1532 pochází záznam o svatbě otce Dačického.<text:s/></text:span><text:span text:style-name="T180">„Ondřej Dačický smlouván s paní Annou Křivolá</text:span><text:span text:style-name="T181">čkovou k manželství a byli oddáni. – To byla mého pana otce první manželka.“</text:span><text:span text:style-name="T182"><text:s/></text:span></text:p>
        </text:list-item>
        <text:list-item>
          <text:p text:style-name="P183"><text:span text:style-name="T184">Po té následují tyto dva záznamy.<text:s/></text:span><text:span text:style-name="T185"><text:line-break/></text:span><text:span text:style-name="T186">„Kuba Klobásů oddán s kurvou na radnici v kapličce.</text:span><text:span text:style-name="T187"><text:line-break/></text:span><text:span text:style-name="T188">Mincíř Šebek hodil svou ženu do šachty, protože cizoložila. Ač napomínána, nechtěla toho za</text:span><text:span text:style-name="T189">nechati. Šebek pověděl vše vrchnosti a neměl z toho žádnou těžkost.“</text:span><text:span text:style-name="T190"><text:s/></text:span></text:p>
        </text:list-item>
        <text:list-item>
          <text:p text:style-name="P191"><text:span text:style-name="T192">Další<text:s/></text:span><text:span text:style-name="T193">zmínka o rodině Dačických pochází asi z roku 1539</text:span><text:span text:style-name="T194">.<text:s/></text:span><text:span text:style-name="T195">„Já, Ondřej Dačický, měl jsem svatební veselí na Horách Kutných. Pojímal jsem k manželství pannu Dorotu, dceru pana Mikuláše z<text:s/></text:span><text:span text:style-name="T196">Práchňan.“<text:s/></text:span><text:span text:style-name="T197"><text:s/>Z kroniky se ale nedozvíme, co se stalo s první ženou pana Dačického.</text:span><text:span text:style-name="T198"><text:line-break/></text:span><text:span text:style-name="T199">Posledním<text:s/></text:span><text:span text:style-name="T200">z důležitějších záznamů první části Pamětí je záznam<text:s/></text:span><text:span text:style-name="T201">o smrti císaře Ferdinanda<text:s/></text:span><text:soft-page-break/><text:span text:style-name="T202">v roce 1564</text:span><text:span text:style-name="T203">.</text:span><text:span text:style-name="T204"><text:s/></text:span></text:p>
        </text:list-item>
      </text:list>
      <text:p text:style-name="P205"/>
      <text:h text:style-name="Nadpis2" text:outline-level="2">František Jan Vavák (1741-1816)</text:h>
      <text:list text:style-name="LFO5" text:continue-numbering="true">
        <text:list-item>
          <text:p text:style-name="P206"><text:span text:style-name="T207">Byl<text:s/></text:span><text:span text:style-name="T208">největší z českých selských písmáků</text:span><text:span text:style-name="T209">.</text:span></text:p>
        </text:list-item>
        <text:list-item>
          <text:p text:style-name="P210"><text:span text:style-name="T211">Bez školního vzdělání<text:s/></text:span><text:span text:style-name="T212">samostudiem dosáhl značného kulturního rozhledu</text:span><text:span text:style-name="T213">.</text:span></text:p>
        </text:list-item>
        <text:list-item>
          <text:p text:style-name="P214">V první buditelské generaci se uplatnil jako autodidaktický kronikář, veršovec, hudebník, zeměměřič a kartograf, úspěšně hospodařil na svém statku v Milčicích u Poděbrad, věnoval se rostlinné i živočišné výrobě a ovocnářství, vyráběl si vlastní nástroje.<text:s/></text:p>
        </text:list-item>
        <text:list-item>
          <text:p text:style-name="P215">Od roku 1774 byl obecním rychtářem, zasloužil se o uplatňování zákonnosti i praktické náboženské tolerance.<text:s/></text:p>
        </text:list-item>
        <text:list-item>
          <text:p text:style-name="P216"><text:span text:style-name="T217">V jeho díle je možno studovat<text:s/></text:span><text:span text:style-name="T218">duchovní život na tehdejší vsi</text:span><text:span text:style-name="T219"><text:s/>a začátek<text:s/></text:span><text:span text:style-name="T220">období selského-lidového baroka.</text:span></text:p>
        </text:list-item>
        <text:list-item>
          <text:p text:style-name="P221">Vavákovy hodnoty byly důsledně konzervativní.<text:s/></text:p>
        </text:list-item>
        <text:list-item>
          <text:p text:style-name="P222">Oceňoval zbožnost, píli a pracovitost.<text:s/></text:p>
        </text:list-item>
        <text:list-item>
          <text:p text:style-name="P223">Ostře odsuzoval francouzskou revoluci a jako nesmlouvavý katolík byl velmi kritický i k josefínským osvícenským reformám.</text:p>
        </text:list-item>
      </text:list>
      <text:h text:style-name="Nadpis2" text:outline-level="2">Paměti</text:h>
      <text:list text:style-name="LFO6" text:continue-numbering="true">
        <text:list-item>
          <text:p text:style-name="P224"><text:span text:style-name="T225">Vrcholem jeho díla jsou<text:s/></text:span><text:span text:style-name="T226">sedmisvazkové<text:s/></text:span><text:span text:style-name="T227">Paměti</text:span></text:p>
        </text:list-item>
        <text:list-item>
          <text:p text:style-name="P228"><text:span text:style-name="T229">D</text:span><text:span text:style-name="T230">eníkové záznamy</text:span><text:span text:style-name="T231">, v nichž doznívá lidová barokní zbožnost a ozývá se vysoký stupeň národní i stavovské uvědomělosti.<text:s/></text:span></text:p>
        </text:list-item>
        <text:list-item>
          <text:p text:style-name="P232"><text:span text:style-name="T233">Prvních pět svazků<text:s/></text:span><text:span text:style-name="T234">Pamětí</text:span><text:span text:style-name="T235"><text:s/>vydal v letech 1907-1938<text:s/></text:span><text:span text:style-name="T236">církevní historik P. Jindřich Skopec</text:span><text:span text:style-name="T237"><text:s/>(po smrti Františka Jana Vaváka byly jeho ručně psané paměti vydány knižně pod titulem<text:s/></text:span><text:span text:style-name="T238">Paměti Františka J. Vaváka, souseda a rychtáře milčického z let 1770-1816).</text:span></text:p>
        </text:list-item>
        <text:list-item>
          <text:p text:style-name="P239"><text:span text:style-name="T240">Pravopis byl upraven podle nových pravidel</text:span><text:span text:style-name="T241"><text:s/>(w→v, ss→š, g→j, j→í),<text:s/></text:span><text:span text:style-name="T242">data počeštěna</text:span><text:span text:style-name="T243"><text:s/>(septembri → září) atp.<text:s/></text:span></text:p>
        </text:list-item>
        <text:list-item>
          <text:p text:style-name="P244"><text:span text:style-name="T245">Skopec</text:span><text:span text:style-name="T246"><text:s/>vydávání Vavákova díla<text:s/></text:span><text:span text:style-name="T247">nedokončil</text:span><text:span text:style-name="T248">, začala II. světová válka a on sám zemřel roku 1940.<text:s/></text:span></text:p>
        </text:list-item>
        <text:list-item>
          <text:p text:style-name="P249"><text:span text:style-name="T250">Poslední dva díly z let 1810-1816 vydala Karlova univerzita</text:span><text:span text:style-name="T251"><text:s/>ve svém nakladatelství Karolinum až v roce 2009.</text:span></text:p>
        </text:list-item>
      </text:list>
      <text:h text:style-name="Nadpis2" text:outline-level="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/>
      <style:text-properties style:font-name="Calibri Light" style:font-name-asian="Times New Roman" fo:color="#2E74B5" fo:font-size="16pt" style:font-size-asian="16pt" style:font-size-complex="14.5pt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keep-together="always" fo:margin-top="0.0277in"/>
      <style:text-properties style:font-name="Calibri Light" style:font-name-asian="Times New Roman" fo:color="#2E74B5" fo:font-size="13pt" style:font-size-asian="13pt" style:font-size-complex="11.5pt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adpis2Char" style:display-name="Nadpis 2 Char" style:family="text" style:parent-style-name="Standardnípísmoodstavce">
      <style:text-properties style:font-name="Calibri Light" style:font-name-asian="Times New Roman" fo:color="#2E74B5" fo:font-size="13pt" style:font-size-asian="13pt" style:font-size-complex="11.5pt"/>
    </style:style>
    <style:style style:name="Nadpis1Char" style:display-name="Nadpis 1 Char" style:family="text" style:parent-style-name="Standardnípísmoodstavce">
      <style:text-properties style:font-name="Calibri Light" style:font-name-asian="Times New Roman" fo:color="#2E74B5" fo:font-size="16pt" style:font-size-asian="16pt" style:font-size-complex="14.5pt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Times New Roman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nis Najbert</meta:initial-creator>
    <dc:creator>Jisova, Jana</dc:creator>
    <meta:creation-date>2016-12-19T14:20:00Z</meta:creation-date>
    <dc:date>2016-12-20T23:21:00Z</dc:date>
    <meta:template xlink:href="Normal" xlink:type="simple"/>
    <meta:editing-cycles>4</meta:editing-cycles>
    <meta:editing-duration>PT900S</meta:editing-duration>
    <meta:document-statistic meta:page-count="3" meta:paragraph-count="16" meta:word-count="1167" meta:character-count="8043" meta:row-count="57" meta:non-whitespace-character-count="6892"/>
  </office:meta>
</office:document-meta>
</file>